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dba8" officeooo:paragraph-rsid="001fdba8"/>
    </style:style>
    <style:style style:name="P2" style:family="paragraph" style:parent-style-name="Standard">
      <style:text-properties officeooo:rsid="00233a2c" officeooo:paragraph-rsid="00233a2c"/>
    </style:style>
    <style:style style:name="P3" style:family="paragraph" style:parent-style-name="Standard">
      <style:text-properties officeooo:paragraph-rsid="00233a2c"/>
    </style:style>
    <style:style style:name="P4" style:family="paragraph" style:parent-style-name="Standard">
      <style:text-properties officeooo:rsid="00247aea" officeooo:paragraph-rsid="00247aea"/>
    </style:style>
    <style:style style:name="P5" style:family="paragraph" style:parent-style-name="Standard">
      <style:text-properties officeooo:rsid="0024bf35" officeooo:paragraph-rsid="0024bf35"/>
    </style:style>
    <style:style style:name="P6" style:family="paragraph" style:parent-style-name="Standard">
      <style:text-properties officeooo:paragraph-rsid="0024bf35"/>
    </style:style>
    <style:style style:name="T1" style:family="text">
      <style:text-properties officeooo:rsid="00233a2c"/>
    </style:style>
    <style:style style:name="T2" style:family="text">
      <style:text-properties officeooo:rsid="0024bf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ù placer les contraintes dans une architecture multi tiers ?</text:p>
      <text:p text:style-name="P1"/>
      <text:p text:style-name="P2"/>
      <text:p text:style-name="P2">Base de données</text:p>
      <text:p text:style-name="P2">Modèle</text:p>
      <text:p text:style-name="P2">Dao</text:p>
      <text:p text:style-name="P2">Service</text:p>
      <text:p text:style-name="P3"><text:span text:style-name="T1">Web service</text:span></text:p>
      <text:p text:style-name="P4">Interface utilisateur</text:p>
      <text:p text:style-name="P4"/>
      <text:p text:style-name="P5">Par exemple : champ est obligatoire</text:p>
      <text:p text:style-name="P5"/>
      <text:p text:style-name="P6"><text:span text:style-name="T2">Les deux extrêmes : partout ou à un seul endroit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3:23:22.137253867</meta:creation-date>
    <dc:date>2020-10-21T13:29:11.085254573</dc:date>
    <meta:editing-duration>PT5M46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9" meta:word-count="36" meta:character-count="207" meta:non-whitespace-character-count="180"/>
  </office:meta>
</office:document-meta>
</file>